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ROLES</text:p>
      <text:p text:style-name="P1"/>
      <text:list xml:id="list5453566387339968848" text:style-name="L2">
        <text:list-item>
          <text:p text:style-name="P3">ROLE_ANONYME </text:p>
        </text:list-item>
        <text:list-item>
          <text:p text:style-name="P3">ROLE_USER</text:p>
        </text:list-item>
        <text:list-item>
          <text:p text:style-name="P3">ROLE_AUTEUR</text:p>
        </text:list-item>
        <text:list-item>
          <text:p text:style-name="P3">ROLE_MODERATEUR</text:p>
        </text:list-item>
        <text:list-item>
          <text:p text:style-name="P3">ROLE_ADMIN</text:p>
        </text:list-item>
        <text:list-item>
          <text:p text:style-name="P3">ROLE_SUPER_ADMIN</text:p>
        </text:list-item>
      </text:list>
      <text:p text:style-name="P2"/>
      <text:p text:style-name="P4">ROLE_USER : [ROLE_ANONYME, ROLE_AUTEUR]</text:p>
      <text:p text:style-name="P4">ROLE_ADMIN : [ROLE_USER, ROLE_MODERATEUR]</text:p>
      <text:p text:style-name="P4">ROLE_SUPER_ADMIN : [ROLE_ADMIN, ROLE_ALLOWED_TO_SWITCH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21:06:03.89</meta:creation-date>
    <dc:date>2013-06-01T22:00:14.64</dc:date>
    <meta:editing-duration>PT54M8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26" meta:character-count="224"/>
  </office:meta>
</office:document-meta>
</file>